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文泉驿正黑1" svg:font-family="文泉驿正黑" style:font-family-generic="modern" style:font-pitch="fixed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automatic-styles>
    <style:style style:name="表格1" style:family="table">
      <style:table-properties style:width="16.148cm" style:rel-width="95%" fo:margin-left="1cm" table:align="left"/>
    </style:style>
    <style:style style:name="表格1.A" style:family="table-column">
      <style:table-column-properties style:column-width="16.148cm" style:rel-column-width="62251*"/>
    </style:style>
    <style:style style:name="表格1.A1" style:family="table-cell">
      <style:table-cell-properties style:vertical-align="middle" fo:padding="0.106cm" fo:border="none"/>
    </style:style>
    <style:style style:name="表格2" style:family="table">
      <style:table-properties style:width="16.148cm" style:rel-width="95%" fo:margin-left="1cm" table:align="left"/>
    </style:style>
    <style:style style:name="表格2.A" style:family="table-column">
      <style:table-column-properties style:column-width="16.148cm" style:rel-column-width="62251*"/>
    </style:style>
    <style:style style:name="表格2.A1" style:family="table-cell">
      <style:table-cell-properties style:vertical-align="middle" fo:padding="0.106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/>
    </style:style>
    <style:style style:name="P3" style:family="paragraph" style:parent-style-name="Preformatted_20_Text">
      <style:paragraph-properties fo:margin-top="0cm" fo:margin-bottom="0.499cm"/>
    </style:style>
    <style:style style:name="P4" style:family="paragraph" style:parent-style-name="Preformatted_20_Text">
      <style:paragraph-properties fo:margin-top="0cm" fo:margin-bottom="0.212cm"/>
    </style:style>
    <style:style style:name="P5" style:family="paragraph" style:parent-style-name="Quotations">
      <style:paragraph-properties fo:margin-top="0cm" fo:margin-bottom="0cm"/>
    </style:style>
    <style:style style:name="P6" style:family="paragraph" style:parent-style-name="Quotations">
      <style:paragraph-properties fo:margin-top="0cm" fo:margin-bottom="0.212cm"/>
    </style:style>
    <style:style style:name="T1" style:family="text">
      <style:text-properties fo:font-style="italic"/>
    </style:style>
    <style:style style:name="T2" style:family="text">
      <style:text-properties fo:font-size="14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struct filestruct</text:p>
      <text:p text:style-name="Preformatted_20_Text">{</text:p>
      <text:p text:style-name="Preformatted_20_Text"><text:s text:c="5"/>std::string setting;</text:p>
      <text:p text:style-name="Preformatted_20_Text"><text:s text:c="5"/>int value;</text:p>
      <text:p text:style-name="Preformatted_20_Text"/>
      <text:p text:style-name="Preformatted_20_Text"><text:s text:c="5"/>bool operator &lt; (const filestruct &amp;fs)</text:p>
      <text:p text:style-name="Preformatted_20_Text"><text:s text:c="5"/>{ return (value &lt; fs.value);}</text:p>
      <text:p text:style-name="Preformatted_20_Text"/>
      <text:p text:style-name="Preformatted_20_Text"><text:s text:c="5"/>bool operator &gt; (const filestruct &amp;fs)</text:p>
      <text:p text:style-name="Preformatted_20_Text"><text:s text:c="5"/>{ return (value &gt; fs.value);}</text:p>
      <text:p text:style-name="Preformatted_20_Text"/>
      <text:p text:style-name="Preformatted_20_Text"><text:s text:c="5"/>bool operator == (const filestruct &amp;fs)</text:p>
      <text:p text:style-name="Preformatted_20_Text"><text:s text:c="5"/>{ return (value == fs.value);}</text:p>
      <text:p text:style-name="Preformatted_20_Text"/>
      <text:p text:style-name="P3">};</text:p>
      <text:p text:style-name="P4">struct filestruct</text:p>
      <text:p text:style-name="Preformatted_20_Text">{</text:p>
      <text:p text:style-name="Preformatted_20_Text"><text:s text:c="8"/>std::string setting;</text:p>
      <text:p text:style-name="Preformatted_20_Text"><text:s text:c="8"/>int value;</text:p>
      <text:p text:style-name="Preformatted_20_Text">};</text:p>
      <text:p text:style-name="Preformatted_20_Text"/>
      <text:p text:style-name="Preformatted_20_Text"/>
      <text:p text:style-name="Preformatted_20_Text">bool SortHS( const filestruct&amp; elem1, const filestruct&amp; elem2 )</text:p>
      <text:p text:style-name="Preformatted_20_Text">{</text:p>
      <text:p text:style-name="Preformatted_20_Text"><text:s text:c="8"/>return elem1.value &gt; elem2.value;</text:p>
      <text:p text:style-name="Preformatted_20_Text">}</text:p>
      <text:p text:style-name="Preformatted_20_Text"/>
      <text:p text:style-name="Preformatted_20_Text">void SortHS()</text:p>
      <text:p text:style-name="Preformatted_20_Text">{</text:p>
      <text:p text:style-name="Preformatted_20_Text">std::vector&lt;filestruct&gt; hslist;</text:p>
      <text:p text:style-name="Preformatted_20_Text">std::sort(hslist.begin(), hslist.end(), SortHS);</text:p>
      <text:p text:style-name="Preformatted_20_Text">}</text:p>
      <text:p text:style-name="P3"/>
      <text:p text:style-name="P6">Quote: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<text:span text:style-name="T1">Original post by JBourrie</text:span><text:line-break/>You can overload the &lt; operator and (most of) the STL sorting algorithms will work.</text:p>
          </table:table-cell>
        </table:table-row>
      </table:table>
      <text:p text:style-name="Text_20_body"/>
      <text:p text:style-name="P5">Quote: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Table_20_Contents"><text:span text:style-name="T1">Original post by Stoic</text:span><text:line-break/>If you overload the '&lt;, &gt;, ==' operators for your struct, you should be able to use the STL algorithms on them natively.</text:p>
          </table:table-cell>
        </table:table-row>
      </table:table>
      <text:p text:style-name="Text_20_body"><text:line-break/>Overloading <text:span text:style-name="T2">&lt;</text:span> just for sorting is generally not the best solution. Here are some reasons:</text:p>
      <text:list xml:id="list1769158139" text:style-name="L1">
        <text:list-item>
          <text:p text:style-name="P2"><text:soft-page-break/>The sorting criteria might be different than the normal comparison criteria. For example, you can't sort the elements in descending order and also have a high score of 9999 be less than 10000.</text:p>
        </text:list-item>
        <text:list-item>
          <text:p text:style-name="P2">You can't use a different sorting criteria in a another sort.</text:p>
        </text:list-item>
        <text:list-item>
          <text:p text:style-name="P1">If you are going to overload <text:span text:style-name="T2">&lt;</text:span>, then you should also overload <text:span text:style-name="T2">&gt;</text:span>, <text:span text:style-name="T2">&lt;=</text:span>, <text:span text:style-name="T2">&gt;=</text:span>, <text:span text:style-name="T2">==</text:span>, and <text:span text:style-name="T2">!=</text:span> in order to be consistent.</text:p>
        </text:list-item>
      </text:list>
      <text:p text:style-name="Text_20_body">The better solution is usually to use the predicate form of <text:span text:style-name="Teletype">sort()</text:span> as demonstrated by <text:span text:style-name="T3">__ODIN__</text:span>.<text:line-break/><text:line-break/>However in this case, you might think of high scores as numbers with names attached, so it might be a good idea to overload the comparison operators. In that case you would still have to use the predicate form for a descending sort.</text:p>
      <text:p text:style-name="Text_20_body"/>
      <text:p text:style-name="P4"><text:bookmark text:name="pre4"/>struct SAscendingDateSort</text:p>
      <text:p text:style-name="P4">{</text:p>
      <text:p text:style-name="P4"><text:s text:c="5"/>bool operator()(CHistoryItem*&amp; rpStart, CHistoryItem*&amp; rpEnd)</text:p>
      <text:p text:style-name="P4"><text:s text:c="5"/>{</text:p>
      <text:p text:style-name="P4"><text:s text:c="10"/>return rpStart-&gt;GetTimestamp() &lt; rpEnd-&gt;GetTimestamp();</text:p>
      <text:p text:style-name="P4"><text:s text:c="5"/>}</text:p>
      <text:p text:style-name="P4">};</text:p>
      <text:p text:style-name="P4"/>
      <text:p text:style-name="P4">// Descending date sorting function</text:p>
      <text:p text:style-name="P4"/>
      <text:p text:style-name="P4">struct SDescendingDateSort</text:p>
      <text:p text:style-name="P4">{</text:p>
      <text:p text:style-name="P4"><text:s text:c="5"/>bool operator()(CHistoryItem*&amp; rpStart, CHistoryItem*&amp; rpEnd)</text:p>
      <text:p text:style-name="P4"><text:s text:c="5"/>{</text:p>
      <text:p text:style-name="P4"><text:s text:c="10"/>return rpStart-&gt;GetTimestamp() &gt; rpEnd-&gt;GetTimestamp();</text:p>
      <text:p text:style-name="P4"><text:s text:c="5"/>}</text:p>
      <text:p text:style-name="P4">};<text:bookmark text:name="pre51"/> <text:s text:c="3"/></text:p>
      <text:p text:style-name="P4"/>
      <text:p text:style-name="P4"><text:s/>std::sort(HistoryVector.begin(), HistoryVector.end(), </text:p>
      <text:p text:style-name="P4"><text:s text:c="15"/>SAscendingDateSort());</text:p>
      <text:p text:style-name="P4"/>
      <text:p text:style-name="P4"/>
      <text:p text:style-name="P4"/>
      <text:p text:style-name="P4"><text:bookmark text:name="pre5"/><text:s text:c="5"/>std::sort(HistoryVector.begin(), HistoryVector.end(), </text:p>
      <text:p text:style-name="P4"><text:s text:c="15"/>SDescendingDateSort()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文泉驿正黑1" svg:font-family="文泉驿正黑" style:font-family-generic="modern" style:font-pitch="fixed"/>
    <style:font-face style:name="AR PL UMing CN" svg:font-family="'AR PL UMing CN'" style:font-family-generic="roman" style:font-pitch="variable"/>
    <style:font-face style:name="DejaVu Sans" svg:font-family="'DejaVu Sans'" style:font-family-generic="swiss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文泉驿正黑" style:font-size-asian="14pt" style:font-name-complex="文泉驿正黑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文泉驿正黑1" style:font-size-asian="10pt" style:font-name-complex="文泉驿正黑1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" style:font-name-asian="文泉驿正黑1" style:font-name-complex="文泉驿正黑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21T19:10:25</meta:creation-date>
    <meta:document-statistic meta:table-count="2" meta:image-count="0" meta:object-count="0" meta:page-count="2" meta:paragraph-count="53" meta:word-count="306" meta:character-count="2179"/>
    <dc:date>2010-12-21T20:33:04</dc:date>
    <meta:editing-duration>PT00H52M18S</meta:editing-duration>
    <meta:editing-cycles>1</meta:editing-cycles>
    <meta:generator>OpenOffice.org/3.1$Linux OpenOffice.org_project/310m19$Build-9420</meta:generator>
  </office:meta>
</office:document-meta>
</file>